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b1a" officeooo:paragraph-rsid="000deb1a"/>
    </style:style>
    <style:style style:name="P2" style:family="paragraph" style:parent-style-name="Standard">
      <style:text-properties officeooo:rsid="000ee6fc" officeooo:paragraph-rsid="000ee6fc"/>
    </style:style>
    <style:style style:name="P3" style:family="paragraph" style:parent-style-name="Standard">
      <style:text-properties officeooo:rsid="000ee6fc" officeooo:paragraph-rsid="0010f7fa"/>
    </style:style>
    <style:style style:name="P4" style:family="paragraph" style:parent-style-name="Standard">
      <style:text-properties officeooo:rsid="0010f7fa" officeooo:paragraph-rsid="0010f7fa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deb1a" officeooo:paragraph-rsid="000deb1a" style:font-size-asian="18pt" style:font-weight-asian="bold" style:font-size-complex="18pt" style:font-weight-complex="bold"/>
    </style:style>
    <style:style style:name="T1" style:family="text">
      <style:text-properties officeooo:rsid="000fc0a2"/>
    </style:style>
    <style:style style:name="T2" style:family="text">
      <style:text-properties officeooo:rsid="0010f7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andos Linux</text:p>
      <text:p text:style-name="P1"/>
      <text:p text:style-name="P2">man → manual de comandos <text:span text:style-name="T1">d</text:span>o linux.</text:p>
      <text:p text:style-name="P1">pwd → saber em qual diretorio esta.</text:p>
      <text:p text:style-name="P2">ls → Listar arquivos e diretorios.</text:p>
      <text:p text:style-name="P2"><text:tab/>-l → lista com informações de cada um.</text:p>
      <text:p text:style-name="P2"><text:tab/>-la → lista todos até os ocultos</text:p>
      <text:p text:style-name="P2">echo → pode imprimir no terminal ou posso gravar a sua saida em um arquivo </text:p>
      <text:p text:style-name="P2"><text:tab/>ex: echo “Bem vindo” &gt; bemvindo.txt</text:p>
      <text:p text:style-name="P3"><text:tab/> <text:s text:c="5"/>echo “<text:span text:style-name="T2">Tarciso</text:span>” &gt;<text:span text:style-name="T2">&gt;</text:span> bemvindo.txt →<text:span text:style-name="T2"> adiciona string ao mesmo arquivo</text:span></text:p>
      <text:p text:style-name="P2">cat → lê arquivos.</text:p>
      <text:p text:style-name="P4">rm → remove arquivos.</text:p>
      <text:p text:style-name="P4"><text:tab/>-r → remove todos arquivos e diretórios recursivamente.</text:p>
      <text:p text:style-name="P4">rmdir → <text:s/>remove diretorio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06T12:03:09.207245253</meta:creation-date>
    <dc:date>2016-03-06T12:36:04.018041436</dc:date>
    <dc:creator>Tarciso Torres</dc:creator>
    <meta:editing-duration>PT2M35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13" meta:word-count="88" meta:character-count="493" meta:non-whitespace-character-count="405"/>
  </office:meta>
</office:document-meta>
</file>